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Collecto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Collector.sampleStart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ultCollector.setFilenameProperty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Collector.writeFileStart( PrintWriter writer , SampleSaveConfiguration save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ultCollector.writeFileEnd( PrintWriter pw , SampleSaveConfiguration save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ultCollector.isSampleWanted(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Collector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Collector.isSuccessOnlyLogg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Collector.loadExistingFile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">
            <text:p text:style-name="Table_20_Contents">4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ResultCollector.ResultCol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ultCollector.testStarted( String ho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ultCollector.isSampleWanted( boolean success , boolean errorOnly , boolean successOnl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Collector.initializeFileOutpu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sultCollector.getFileWriter( String filename , SampleSaveConfiguration saveConfi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sultCollector.sendToVisualizer( SampleResult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Collector.sampleStopped( Sampl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ultCollector.isResultMarked( SampleResult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Collector.setErrorLogging( boolean errorLogg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Collector.setSuccessOnlyLogging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ultCollector.setFilename( String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ultCollector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ultCollector.trimLastLine( String file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ResultCollector.recordStats( TestElem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Collector.sampleOccurred( SampleEvent ev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sultCollector.testEnded( String ho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ultCollector.isErrorLogg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Collector.finalizeFileOutp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ultCollector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ntry.FileEntry( PrintWriter _pw , SampleSaveConfiguration _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ultCollector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ultCollector.getSave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ultCollector.setSaveConfig( SampleSaveConfiguration save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Collector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